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Hi!<text:span text:style-name="T1"> — pay attention to listeners; take time to let people hear things and to connect with them after saying things—</text:span> 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Recurrent neural networks</text:p>
              </text:list-item>
              <text:list-item>
                <text:p>Constrained conditional models, and their use in art</text:p>
              </text:list-item>
              <text:list-item>
                <text:p>Determinism</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recurrent neural networks, constrained conditional models, the use of constrained conditional models in art, and determinism.</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 such as Lisp.</text:span></text:p>
                </text:list-item>
                <text:list-item>
                  <text:p text:style-name="P4"><text:span text:style-name="T6">That is because tree structures are easier to manipulate using software than just the free for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user-transformed="true">
            <draw:text-box>
              <text:list text:style-name="L2">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text:p>
                </text:list-item>
                <text:list-item>
                  <text:p>Recurrent neural networks have been effectively applied in fields including speech recognition, using network components known as long short-term memory, which allow better performance on machine-learning tasks, letting more challenging problems in machine learning be solved.</text:p>
                </text:list-item>
                <text:list-item>
                  <text:p>Recurrent neural networks and long short-term memory are available now using the popular TensorFlow software framework, so can be readily explored.</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fully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is has been an overview of some aspects of artificial intelligence that I am interested in studying for my artwork. I hope you have found it informative and helpful. 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1:11:22.325372943</dc:date>
    <meta:editing-duration>PT5H2M1S</meta:editing-duration>
    <meta:editing-cycles>68</meta:editing-cycles>
    <meta:document-statistic meta:object-count="73"/>
  </office:meta>
</office:document-meta>
</file>